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Heading_20_1" style:master-page-name="Standard">
      <style:paragraph-properties fo:text-align="end" style:justify-single-word="false" style:page-number="auto"/>
      <style:text-properties officeooo:rsid="0d60d8a7" officeooo:paragraph-rsid="2590605e"/>
    </style:style>
    <style:style style:name="P3" style:family="paragraph" style:parent-style-name="Text_20_body">
      <style:text-properties officeooo:rsid="42bf3669" officeooo:paragraph-rsid="42bf3669"/>
    </style:style>
    <style:style style:name="P4" style:family="paragraph" style:parent-style-name="Text_20_body">
      <style:text-properties officeooo:rsid="42c0c46f" officeooo:paragraph-rsid="42c0c46f"/>
    </style:style>
    <style:style style:name="P5" style:family="paragraph" style:parent-style-name="Text_20_body" style:list-style-name="L22">
      <style:text-properties officeooo:rsid="42c0c46f" officeooo:paragraph-rsid="42c0c46f"/>
    </style:style>
    <style:style style:name="P6" style:family="paragraph" style:parent-style-name="Text_20_body" style:list-style-name="L23">
      <style:text-properties officeooo:rsid="42c11dc7" officeooo:paragraph-rsid="42c11dc7"/>
    </style:style>
    <style:style style:name="P7" style:family="paragraph" style:parent-style-name="Text_20_body">
      <style:text-properties officeooo:paragraph-rsid="42c11dc7"/>
    </style:style>
    <style:style style:name="P8" style:family="paragraph" style:parent-style-name="Text_20_body" style:list-style-name="L24">
      <style:text-properties officeooo:rsid="42c1f005" officeooo:paragraph-rsid="42c1f005"/>
    </style:style>
    <style:style style:name="P9" style:family="paragraph" style:parent-style-name="Text_20_body">
      <style:text-properties officeooo:rsid="42c1f005" officeooo:paragraph-rsid="42c1f005"/>
    </style:style>
    <style:style style:name="P10" style:family="paragraph" style:parent-style-name="Text_20_body" style:list-style-name="L25">
      <style:text-properties officeooo:rsid="42c1f005" officeooo:paragraph-rsid="42c1f005"/>
    </style:style>
    <style:style style:name="P11" style:family="paragraph" style:parent-style-name="Text_20_body" style:list-style-name="L26">
      <style:text-properties officeooo:rsid="42c2223e" officeooo:paragraph-rsid="42c2223e"/>
    </style:style>
    <style:style style:name="P12" style:family="paragraph" style:parent-style-name="Text_20_body">
      <style:text-properties officeooo:rsid="42c4e380" officeooo:paragraph-rsid="42c4e380"/>
    </style:style>
    <style:style style:name="P13" style:family="paragraph" style:parent-style-name="Text_20_body" style:list-style-name="L27">
      <style:text-properties officeooo:rsid="42c6b2b3" officeooo:paragraph-rsid="42c6b2b3"/>
    </style:style>
    <style:style style:name="P14" style:family="paragraph" style:parent-style-name="Text_20_body">
      <style:text-properties officeooo:rsid="42c6ca05" officeooo:paragraph-rsid="42c6ca05"/>
    </style:style>
    <style:style style:name="P15" style:family="paragraph" style:parent-style-name="Text_20_body">
      <style:text-properties officeooo:paragraph-rsid="42c6b2b3"/>
    </style:style>
    <style:style style:name="P16" style:family="paragraph" style:parent-style-name="Text_20_body">
      <style:text-properties officeooo:paragraph-rsid="42c89d6c"/>
    </style:style>
    <style:style style:name="T1" style:family="text">
      <style:text-properties officeooo:rsid="4052fb12" style:language-asian="cs" style:country-asian="CZ"/>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2c11d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2c32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2c64f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2c6ca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2c89d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2c96e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en" fo:country="US"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officeooo:rsid="42bf3669"/>
    </style:style>
    <style:style style:name="T11" style:family="text">
      <style:text-properties officeooo:rsid="42c11dc7"/>
    </style:style>
    <style:style style:name="T12" style:family="text">
      <style:text-properties officeooo:rsid="42c6b2b3"/>
    </style:style>
    <style:style style:name="T13" style:family="text">
      <style:text-properties officeooo:rsid="42c89d6c"/>
    </style:style>
    <style:style style:name="T14" style:family="text">
      <style:text-properties officeooo:rsid="42caac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Co můžou hráči dělat?</text:span></text:h>
      <text:p text:style-name="Text_20_body">Zásadní otázka. <text:span text:style-name="T10">Když se lognu, co můžu dělat? Kam se můžu posouvat? Co můžu zlepšovat?</text:span></text:p>
      <text:h text:style-name="Heading_20_2" text:outline-level="2">Co můžou hráči zlepšovat?</text:h>
      <text:p text:style-name="P3">Lepší je budovat přímo vlastnosti postavy (jaké umím skilly a případně jak dobře, jaké mám základní staty a podobně) než equip. Equip má jen omezené množství slotů a statů. Dá se to trochu obejít situačním equipem, ale nosit s sebou tuny crapu je divný a přehazování equipu podle situace je otravný.</text:p>
      <text:h text:style-name="Heading_20_2" text:outline-level="2">Situační enchantmenty na equipu</text:h>
      <text:p text:style-name="P3">Idea je, že equip bude moci mít staty, které nejsou aktivní vždycky. Aktivovat se mohou třeba přepnutím role, zapnutím nějakého skillu <text:s/>a podobně. Nebudu se tedy muset převlíkat, abych změnil staty na quiptu.<text:line-break/><text:tab/>Otázka ovšem je, proč tyhle staty nemít rovnou na postavě (což je lepší). Možná by equip mohl mít jen úplně základní vlastnosti (třeba armor) a možná nějaké procy a tak, tj. úplně se vykašlat na staty jako hitroll, damroll, hp, mana a podobně.</text:p>
      <text:h text:style-name="Heading_20_2" text:outline-level="2"><text:soft-page-break/>Tier level</text:h>
      <text:p text:style-name="P4">Idea je, že tier power bude fungovat podobně jako level ve WoWku, jen jich budu mít víc. Tj. budu mít třeba level proti elementálům, level proti démonům a podobně. Když potkám moba, uvidím ho zeleně (je levelem pode mnou, počítám si proti němu své plné staty), žlutě (mírně nade mnou) nebo červeně (hodně nade mnou, mám proti němu brutální postihy a nejspíš ho nedám).</text:p>
      <text:list xml:id="list2665366492" text:style-name="L22">
        <text:list-item>
          <text:p text:style-name="P5">Možná je ale přece jen lepší tomu neříkat level, bude to zbytečně matoucí.</text:p>
        </text:list-item>
      </text:list>
      <text:h text:style-name="Heading_20_2" text:outline-level="2">Potřebuju vůbec tiery?</text:h>
      <text:p text:style-name="P7"><text:span text:style-name="T11">Smysl tierů je, aby hráči, kteří začali hrát později, mohli </text:span><text:span text:style-name="T3">hrát endgame content, přestože na to nemají level. Budou samozřejmě slabší než high level se stejným tier powerem, ale budou tam k něčemu platní.</text:span></text:p>
      <text:list xml:id="list2927494699" text:style-name="L23">
        <text:list-item>
          <text:p text:style-name="P6"><text:span text:style-name="T3">T</text:span><text:span text:style-name="T2">ohle se ale dá zařídit i gateováním contentu přes prequesty a podobně. A vlastně to asi ani není potřeba. Pokud rozdíl v síle level 1 a level 100 charu bude třeba 50%, </text:span><text:span text:style-name="T9">tak mohou hr</text:span><text:span text:style-name="T2">át spolu (síla levelu 100 nesmí být stonásobek síly levelu 1).</text:span></text:p>
        </text:list-item>
      </text:list>
      <text:p text:style-name="P7"><text:span text:style-name="T3">Druhý význam je možnost exponenciálního růst síly charu bez toho, aby to devalvovalo všechno před tím.</text:span></text:p>
      <text:list xml:id="list3200470152" text:style-name="L24">
        <text:list-item>
          <text:p text:style-name="P8"><text:span text:style-name="T3">T</text:span><text:span text:style-name="T2">ohle má v zásadě i wowko – mobové vyššího levelu mi redukují damage a dávají větší rány, takže každej level je vůči nim exponenciální boost. Mobové nižšího levelu to dělat nemusej.</text:span></text:p>
          <text:list>
            <text:list-item>
              <text:p text:style-name="P8"><text:soft-page-break/><text:span text:style-name="T2">Problém je, že to je funguje jen jedním směrem a jen když jsem přesně na hraně. Když jsem level 100, tak výzvou jsou pro mě mobové level 100-103. Vyšší jsou prakticky nedatelní a nižší se nemodifikují.</text:span></text:p>
            </text:list-item>
          </text:list>
        </text:list-item>
      </text:list>
      <text:p text:style-name="P9"><text:span text:style-name="T2">Možná by to celé šlo vyřešit jen správným měřítkem a počáteční konstantou.</text:span></text:p>
      <text:list xml:id="list3246532429" text:style-name="L25">
        <text:list-item>
          <text:p text:style-name="P10"><text:span text:style-name="T2">Když bych na levelu 100 mohl zabíjet moby 100-200 a až teprve vyšší by pro mě byli nehratelní, tak možná budu k něčemu platnej i v grupě levelů 150. Nebude pak ale asi tolik znát exponenciální růst síly.</text:span></text:p>
        </text:list-item>
      </text:list>
      <text:p text:style-name="P9"><text:span text:style-name="T2">Co takhle se na celej exponenciální růst síly charu vykašlat?</text:span></text:p>
      <text:list xml:id="list2490435051" text:style-name="L26">
        <text:list-item>
          <text:p text:style-name="P11"><text:span text:style-name="T2">Tj. můžu jít rovnou na levelu 1 na wyverny a vlastně kamkoliv po světě. Svět se mi neodkrývá levelováním, ale plněním přístupových questů, vyráběním ochranného gearu (inferno boots), získáváním reputací, </text:span><text:span text:style-name="T4">budováním hradů</text:span><text:span text:style-name="T2"> a podobně. Když bude všude co dělat, co zajímavého získat (skilly a tak) a bude to trvat dlouho, tak svět bude gateovaný čistě tím, že to trvá dlouho a hráč si prostě musí vy</text:span><text:span text:style-name="T5">b</text:span><text:span text:style-name="T2">rat, co bude dělat dřív (což je ideální stav).</text:span></text:p>
        </text:list-item>
      </text:list>
      <text:p text:style-name="P12"><text:span text:style-name="T2">Reputace jsou možná klíčem (respektive jejich princip). Jsou to vlastně nezávislé exp contery, z nichž každý může odemykat další content – což je vlastně přesně to, čeho jsem chtěl docílit tierama.</text:span></text:p>
      <text:h text:style-name="Heading_20_1" text:outline-level="1">Co crafting?</text:h>
      <text:p text:style-name="P16"><text:span text:style-name="T13">Zjevně nepůjde craftit lepší a lepší equip - může mít lepší armor, ale </text:span><text:span text:style-name="T7">t</text:span><text:span text:style-name="T8">o není až tak zajímavé</text:span><text:span text:style-name="T13">. I když...<text:line-break/><text:tab/>Idea je, že tio equip se nebude získávat přímo lootováním z potvor, ale craftováním. Můžu taky vzít nějakej drop jako základ a pak ho dál vylepšovat.<text:line-break/><text:tab/>Mohly by jít extrahovat vlastnosti z dropnutých itemů a imbuovat je pak na jiné itemy (protože přiznejme si, vojáci nějakej armor nejspíš nosit budou). Tj. vlastně disenchanting (každej se ho může naučit, dissovat se může automaticky při lootu).</text:span></text:p>
      <text:h text:style-name="Heading_20_1" text:outline-level="1">Results so far</text:h>
      <text:p text:style-name="P15"><text:span text:style-name="T12">Růst síly charu při levelování se dá určit počáteční konstantou. Na levelu 1 může mít char 1000 hpček a na levelu 100 jich může mít 1100 (ve stejném poměru stoupne damage).<text:line-break/><text:tab/>Tohle nastavení zajistí, že čerstvý char bude moci jít s high levely a bude tam aspoň trochu k něčemu platný. Zároveň nebudou </text:span><text:span text:style-name="T6">tak rychle</text:span><text:span text:style-name="T12"> devalvovat potvory.</text:span></text:p>
      <text:list xml:id="list3198740264" text:style-name="L27">
        <text:list-item>
          <text:p text:style-name="P13">Vidle do toho hoděj skilly, protože ty fungují jako multiplikátor damage (damage skilly ji násobně zvyšují, mitigační násobně snižují). Ale i ty se asi dají držet na uzdě.</text:p>
        </text:list-item>
      </text:list>
      <text:p text:style-name="P14">Content se bude unlockovat plněním prequestů, získáváním ochranného gearu či rezistů, získáváním reputací (mág příslušné frakce mě pak bude teleportovat do další zóny) atd. Tímhle jde zařídit růst obsahu do šířky (na rozdíl od wow-style levelling<text:span text:style-name="T14">u</text:span>, kde obsah roste jen do hloubky).</text:p>
      <text:p text:style-name="P14">Hráči budou pracovat na získávání nových skillů (nebudou je dostávat automaticky za levelování), na otevírání dalších zón a t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1"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1" fo:font-family="OpenSymbol, 'Arial Unicode MS'" style:font-name-complex="OpenSymbol1"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1" fo:font-family="OpenSymbol, 'Arial Unicode MS'" style:font-name-complex="OpenSymbol1"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1" fo:font-family="OpenSymbol, 'Arial Unicode MS'" style:font-name-complex="OpenSymbol1"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1" fo:font-family="OpenSymbol, 'Arial Unicode MS'" style:font-name-complex="OpenSymbol1"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1"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1" fo:font-family="OpenSymbol, 'Arial Unicode MS'" style:font-name-complex="OpenSymbol1"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1" fo:font-family="OpenSymbol, 'Arial Unicode MS'" style:font-name-complex="OpenSymbol1"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1" fo:font-family="OpenSymbol, 'Arial Unicode MS'" style:font-name-complex="OpenSymbol1"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11T16:49:07.655000000</dc:date>
    <meta:print-date>2113-01-01T00:00:00</meta:print-date>
    <meta:editing-cycles>21352</meta:editing-cycles>
    <meta:editing-duration>P63DT12H20M21S</meta:editing-duration>
    <meta:generator>LibreOffice/6.3.2.2$Windows_X86_64 LibreOffice_project/98b30e735bda24bc04ab42594c85f7fd8be07b9c</meta:generator>
    <dc:creator>York </dc:creator>
    <meta:document-statistic meta:table-count="0" meta:image-count="0" meta:object-count="0" meta:page-count="5" meta:paragraph-count="28" meta:word-count="804" meta:character-count="4745" meta:non-whitespace-character-count="3969"/>
  </office:meta>
</office:document-meta>
</file>